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ffffff" draw:textarea-horizontal-align="justify" draw:textarea-vertical-align="middle" draw:auto-grow-height="false" fo:min-height="1.02cm" fo:min-width="3.627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3.627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2.357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07cm" fo:min-width="3.31cm" loext:decorative="false"/>
      <style:paragraph-properties style:writing-mode="lr-tb"/>
    </style:style>
    <style:style style:name="gr5" style:family="graphic" style:parent-style-name="standard">
      <style:graphic-properties svg:stroke-color="#2a6099" draw:fill-color="#ffffff" draw:textarea-horizontal-align="justify" draw:textarea-vertical-align="middle" draw:auto-grow-height="false" fo:min-height="1.338cm" fo:min-width="2.358cm" loext:decorative="false"/>
      <style:paragraph-properties style:writing-mode="lr-tb"/>
    </style:style>
    <style:style style:name="gr6" style:family="graphic" style:parent-style-name="standard">
      <style:graphic-properties svg:stroke-color="#2a6099" draw:fill-color="#ffffff"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7" style:family="graphic" style:parent-style-name="standard">
      <style:graphic-properties svg:stroke-color="#2a6099" draw:fill-color="#ffffff" draw:textarea-horizontal-align="justify" draw:textarea-vertical-align="middle" draw:auto-grow-height="false" fo:min-height="1.338cm" fo:min-width="2.992cm" loext:decorative="false"/>
      <style:paragraph-properties style:writing-mode="lr-tb"/>
    </style:style>
    <style:style style:name="gr8" style:family="graphic" style:parent-style-name="standard">
      <style:graphic-properties svg:stroke-color="#2a6099" draw:fill-color="#ffffff" draw:textarea-horizontal-align="justify" draw:textarea-vertical-align="middle" draw:auto-grow-height="false" fo:min-height="1.655cm" fo:min-width="3.309cm" loext:decorative="false"/>
      <style:paragraph-properties style:writing-mode="lr-tb"/>
    </style:style>
    <style:style style:name="gr9" style:family="graphic" style:parent-style-name="standard">
      <style:graphic-properties svg:stroke-color="#2a6099" draw:fill-color="#ffffff" draw:textarea-horizontal-align="justify" draw:textarea-vertical-align="middle" draw:auto-grow-height="false" fo:min-height="1.02cm" fo:min-width="2.992cm" loext:decorative="false"/>
      <style:paragraph-properties style:writing-mode="lr-tb"/>
    </style:style>
    <style:style style:name="gr10" style:family="graphic" style:parent-style-name="standard">
      <style:graphic-properties svg:stroke-color="#2a6099" draw:fill-color="#ffffff" draw:textarea-horizontal-align="justify" draw:textarea-vertical-align="middle" draw:auto-grow-height="false" fo:min-height="1.655cm" fo:min-width="3.627cm" loext:decorative="false"/>
      <style:paragraph-properties style:writing-mode="lr-tb"/>
    </style:style>
    <style:style style:name="gr11" style:family="graphic" style:parent-style-name="standard">
      <style:graphic-properties svg:stroke-color="#2a6099" draw:fill-color="#ffffff" draw:textarea-horizontal-align="justify" draw:textarea-vertical-align="middle" draw:auto-grow-height="false" fo:min-height="1.655cm" fo:min-width="3.628cm" loext:decorative="false"/>
      <style:paragraph-properties style:writing-mode="lr-tb"/>
    </style:style>
    <style:style style:name="gr12" style:family="graphic" style:parent-style-name="standard">
      <style:graphic-properties svg:stroke-color="#2a6099" draw:fill-color="#ffffff" draw:textarea-horizontal-align="justify" draw:textarea-vertical-align="middle" draw:auto-grow-height="false" fo:min-height="1.337cm" fo:min-width="2.992cm" loext:decorative="false"/>
      <style:paragraph-properties style:writing-mode="lr-tb"/>
    </style:style>
    <style:style style:name="gr13" style:family="graphic" style:parent-style-name="standard">
      <style:graphic-properties svg:stroke-color="#2a6099" draw:fill-color="#ffffff" draw:textarea-horizontal-align="justify" draw:textarea-vertical-align="middle" draw:auto-grow-height="false" fo:min-height="0.703cm" fo:min-width="2.357cm" loext:decorative="false"/>
      <style:paragraph-properties style:writing-mode="lr-tb"/>
    </style:style>
    <style:style style:name="gr14" style:family="graphic" style:parent-style-name="standard">
      <style:graphic-properties svg:stroke-color="#2a6099" draw:fill-color="#ffffff" draw:textarea-horizontal-align="justify" draw:textarea-vertical-align="middle" draw:auto-grow-height="false" fo:min-height="3.242cm" fo:min-width="4.579cm" loext:decorative="false"/>
      <style:paragraph-properties style:writing-mode="lr-tb"/>
    </style:style>
    <style:style style:name="gr15" style:family="graphic" style:parent-style-name="standard">
      <style:graphic-properties svg:stroke-color="#2a6099" draw:fill-color="#ffffff" draw:textarea-horizontal-align="justify" draw:textarea-vertical-align="middle" draw:auto-grow-height="false" fo:min-height="1.019cm" fo:min-width="3.627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972cm" fo:min-width="2.992cm" loext:decorative="false"/>
      <style:paragraph-properties style:writing-mode="lr-tb"/>
    </style:style>
    <style:style style:name="gr17" style:family="graphic" style:parent-style-name="objectwithoutfill">
      <style:graphic-properties draw:fill="none" draw:textarea-vertical-align="middle" loext:decorative="false"/>
    </style:style>
    <style:style style:name="gr18" style:family="graphic" style:parent-style-name="standard">
      <style:graphic-properties svg:stroke-color="#2a6099" draw:fill-color="#ffffff" draw:textarea-horizontal-align="justify" draw:textarea-vertical-align="middle" draw:auto-grow-height="false" fo:min-height="1.338cm" fo:min-width="2.04cm" loext:decorative="false"/>
      <style:paragraph-properties style:writing-mode="lr-tb"/>
    </style:style>
    <style:style style:name="gr19" style:family="graphic" style:parent-style-name="standard">
      <style:graphic-properties draw:textarea-horizontal-align="center" draw:textarea-vertical-align="middle" loext:decorative="false"/>
    </style:style>
    <style:style style:name="gr20" style:family="graphic" style:parent-style-name="standard">
      <style:graphic-properties svg:stroke-color="#2a6099" draw:fill-color="#ffffff" draw:textarea-horizontal-align="justify" draw:textarea-vertical-align="middle" draw:auto-grow-height="false" fo:min-height="1.972cm" fo:min-width="3.627cm" loext:decorative="false"/>
      <style:paragraph-properties style:writing-mode="lr-tb"/>
    </style:style>
    <style:style style:name="gr21" style:family="graphic" style:parent-style-name="standard">
      <style:graphic-properties svg:stroke-color="#2a6099" draw:fill-color="#ffffff" draw:textarea-horizontal-align="justify" draw:textarea-vertical-align="middle" draw:auto-grow-height="false" fo:min-height="1.655cm" fo:min-width="2.2cm" loext:decorative="false"/>
      <style:paragraph-properties style:writing-mode="lr-tb"/>
    </style:style>
    <style:style style:name="gr22" style:family="graphic" style:parent-style-name="standard">
      <style:graphic-properties svg:stroke-color="#2a6099" draw:fill-color="#ffffff" draw:textarea-horizontal-align="justify" draw:textarea-vertical-align="middle" draw:auto-grow-height="false" fo:min-height="1.338cm" fo:min-width="2.67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27cm" svg:height="1.27cm" svg:x="13.065cm" svg:y="1.317cm">
          <text:p text:style-name="P1"><text:span text:style-name="T1">Пользователи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27cm" svg:height="1.27cm" svg:x="1.318cm" svg:y="4.492cm">
          <text:p text:style-name="P1"><text:span text:style-name="T1">Продовец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2.857cm" svg:height="1.27cm" svg:x="1.953cm" svg:y="2.587cm">
          <text:p text:style-name="P1"><text:span text:style-name="T1">Фуд-трак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3.81cm" svg:height="2.857cm" svg:x="7.985cm" svg:y="14.653cm">
          <text:p text:style-name="P1"><text:span text:style-name="T1">Система обеспечения и планирования маршрутов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2.858cm" svg:height="1.588cm" svg:x="3.54cm" svg:y="17.827cm">
          <text:p text:style-name="P1"><text:span text:style-name="T1">Текущее время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3.175cm" svg:height="1.905cm" svg:x="8.302cm" svg:y="21.002cm">
          <text:p text:style-name="P1"><text:span text:style-name="T1">Фуд-траки на линии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3.492cm" svg:height="1.588cm" svg:x="3.223cm" svg:y="20.05cm">
          <text:p text:style-name="P1"><text:span text:style-name="T1">Массовые мероприятия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2" draw:id="id12" draw:layer="layout" svg:width="3.809cm" svg:height="1.905cm" svg:x="7.986cm" svg:y="18.462cm">
          <text:p text:style-name="P1"><text:span text:style-name="T1">Локации потенциальных клиентов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5" draw:id="id25" draw:layer="layout" svg:width="3.492cm" svg:height="1.27cm" svg:x="8.62cm" svg:y="7.032cm">
          <text:p text:style-name="P1"><text:span text:style-name="T1">Геолокация клиентов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6" draw:id="id6" draw:layer="layout" svg:width="4.127cm" svg:height="1.905cm" svg:x="13.7cm" svg:y="7.35cm">
          <text:p text:style-name="P1"><text:span text:style-name="T1">Меню базовых блюд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4.128cm" svg:height="1.905cm" svg:x="13.7cm" svg:y="9.89cm">
          <text:p text:style-name="P1"><text:span text:style-name="T1">Рецепт (список ингредиентов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3.492cm" svg:height="1.588cm" svg:x="14.017cm" svg:y="5.127cm">
          <text:p text:style-name="P1"><text:span text:style-name="T1">Клиентское приложение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127cm" svg:height="1.905cm" svg:x="8.302cm" svg:y="9.255cm">
          <text:p text:style-name="P1"><text:span text:style-name="T1">Система уведомлений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4.127cm" svg:height="1.905cm" svg:x="14.653cm" svg:y="24.495cm">
          <text:p text:style-name="P1"><text:span text:style-name="T1">Программы лояльности и скидки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127cm" svg:height="1.27cm" svg:x="14.653cm" svg:y="22.59cm">
          <text:p text:style-name="P1"><text:span text:style-name="T1">Аналитика продаж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" draw:id="id1" draw:layer="layout" svg:width="3.492cm" svg:height="1.587cm" svg:x="1.636cm" svg:y="6.397cm">
          <text:p text:style-name="P1"><text:span text:style-name="T1">Приложение продовца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1" draw:id="id21" draw:layer="layout" svg:width="2.857cm" svg:height="0.953cm" svg:x="16.557cm" svg:y="12.112cm">
          <text:p text:style-name="P1"><text:span text:style-name="T1">Эквайринг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2" draw:id="id22" draw:layer="layout" svg:width="5.079cm" svg:height="3.492cm" svg:x="12.431cm" svg:y="13.382cm">
          <text:p text:style-name="P1"><text:span text:style-name="T1">Аналитика наличия.расхода продуктов, в том числе в мобильных точках (фуд-траков)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3" draw:id="id23" draw:layer="layout" svg:width="4.127cm" svg:height="1.269cm" svg:x="12.112cm" svg:y="20.051cm">
          <text:p text:style-name="P1"><text:span text:style-name="T1">Система учета продаж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9" draw:id="id19" draw:layer="layout" svg:width="4.127cm" svg:height="1.905cm" svg:x="8.303cm" svg:y="4.492cm">
          <text:p text:style-name="P1"><text:span text:style-name="T1">Автомобиль снабжения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5" draw:id="id15" draw:layer="layout" svg:width="3.492cm" svg:height="2.222cm" svg:x="1.635cm" svg:y="14.97cm">
          <text:p text:style-name="P1"><text:span text:style-name="T1">Аналитика маршрутов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3.382cm" svg:y1="6.397cm" svg:x2="3.381cm" svg:y2="5.762cm" draw:start-shape="id1" draw:start-glue-point="0" draw:end-shape="id2" draw:end-glue-point="2" svg:d="M3382 6397l-1-635" svg:viewBox="0 0 2 636">
          <text:p/>
        </draw:connector>
        <draw:connector draw:style-name="gr17" draw:text-style-name="P3" draw:layer="layout" draw:type="line" svg:x1="15.763cm" svg:y1="5.127cm" svg:x2="15.128cm" svg:y2="2.587cm" draw:start-shape="id3" draw:start-glue-point="0" draw:end-shape="id4" draw:end-glue-point="2" svg:d="M15763 5127l-635-2540" svg:viewBox="0 0 636 2541">
          <text:p/>
        </draw:connector>
        <draw:custom-shape draw:style-name="gr18" draw:text-style-name="P2" xml:id="id7" draw:id="id7" draw:layer="layout" svg:width="2.54cm" svg:height="1.588cm" svg:x="4.175cm" svg:y="11.16cm">
          <text:p text:style-name="P1"><text:span text:style-name="T1">Заказ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15.764cm" svg:y1="9.89cm" svg:x2="15.763cm" svg:y2="9.255cm" draw:start-shape="id5" draw:start-glue-point="0" draw:end-shape="id6" draw:end-glue-point="2" svg:d="M15764 9890l-1-635" svg:viewBox="0 0 2 636">
          <text:p/>
        </draw:connector>
        <draw:connector draw:style-name="gr19" draw:text-style-name="P1" draw:layer="layout" svg:x1="6.715cm" svg:y1="11.954cm" svg:x2="15.764cm" svg:y2="11.795cm" draw:start-shape="id7" draw:start-glue-point="1" draw:end-shape="id5" draw:end-glue-point="2" svg:d="M6715 11954h3493v341h5556v-500" svg:viewBox="0 0 9050 501">
          <text:p/>
        </draw:connector>
        <draw:connector draw:style-name="gr17" draw:text-style-name="P3" draw:layer="layout" draw:type="line" svg:x1="15.763cm" svg:y1="7.35cm" svg:x2="15.763cm" svg:y2="6.715cm" draw:start-shape="id6" draw:start-glue-point="0" draw:end-shape="id3" draw:end-glue-point="2" svg:d="M15763 7350v-635" svg:viewBox="0 0 1 636">
          <text:p/>
        </draw:connector>
        <draw:connector draw:style-name="gr17" draw:text-style-name="P3" draw:layer="layout" draw:type="line" svg:x1="3.381cm" svg:y1="4.492cm" svg:x2="3.381cm" svg:y2="3.857cm" draw:start-shape="id2" draw:start-glue-point="0" draw:end-shape="id8" draw:end-glue-point="2" svg:d="M3381 4492v-635" svg:viewBox="0 0 1 636">
          <text:p/>
        </draw:connector>
        <draw:custom-shape draw:style-name="gr20" draw:text-style-name="P2" xml:id="id20" draw:id="id20" draw:layer="layout" svg:width="4.127cm" svg:height="2.222cm" svg:x="8.303cm" svg:y="1.317cm">
          <text:p text:style-name="P1"><text:span text:style-name="T1">Система обеспечения (расходники, продукты)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18" draw:id="id18" draw:layer="layout" svg:width="2.7cm" svg:height="1.905cm" svg:x="16.24cm" svg:y="2.905cm">
          <text:p text:style-name="P1"><text:span text:style-name="T1">Баллы лояльности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16.716cm" svg:y1="24.495cm" svg:x2="16.716cm" svg:y2="23.86cm" draw:start-shape="id9" draw:start-glue-point="0" draw:end-shape="id10" draw:end-glue-point="2" svg:d="M16716 24495v-635" svg:viewBox="0 0 1 636">
          <text:p/>
        </draw:connector>
        <draw:connector draw:style-name="gr17" draw:text-style-name="P3" draw:layer="layout" draw:type="line" svg:x1="10.365cm" svg:y1="9.255cm" svg:x2="5.128cm" svg:y2="7.19cm" draw:start-shape="id11" draw:start-glue-point="0" draw:end-shape="id1" draw:end-glue-point="1" svg:d="M10365 9255l-5237-2065" svg:viewBox="0 0 5238 2066">
          <text:p/>
        </draw:connector>
        <draw:connector draw:style-name="gr17" draw:text-style-name="P3" draw:layer="layout" draw:type="line" svg:x1="9.89cm" svg:y1="18.462cm" svg:x2="9.89cm" svg:y2="17.51cm" draw:start-shape="id12" draw:start-glue-point="0" draw:end-shape="id13" draw:end-glue-point="2" svg:d="M9890 18462v-952" svg:viewBox="0 0 1 953">
          <text:p/>
        </draw:connector>
        <draw:connector draw:style-name="gr17" draw:text-style-name="P3" draw:layer="layout" draw:type="line" svg:x1="9.889cm" svg:y1="21.002cm" svg:x2="9.89cm" svg:y2="20.367cm" draw:start-shape="id14" draw:start-glue-point="0" draw:end-shape="id12" draw:end-glue-point="2" svg:d="M9889 21002l1-635" svg:viewBox="0 0 2 636">
          <text:p/>
        </draw:connector>
        <draw:connector draw:style-name="gr19" draw:text-style-name="P1" draw:layer="layout" draw:line-skew="0.318cm" svg:x1="9.89cm" svg:y1="14.653cm" svg:x2="10.365cm" svg:y2="11.16cm" draw:start-shape="id13" draw:start-glue-point="0" draw:end-shape="id11" draw:end-glue-point="2" svg:d="M9890 14653v-1429h475v-2064" svg:viewBox="0 0 476 3494">
          <text:p/>
        </draw:connector>
        <draw:connector draw:style-name="gr17" draw:text-style-name="P3" draw:layer="layout" draw:type="line" svg:x1="7.985cm" svg:y1="16.081cm" svg:x2="5.127cm" svg:y2="16.081cm" draw:start-shape="id13" draw:start-glue-point="3" draw:end-shape="id15" draw:end-glue-point="1" svg:d="M7985 16081h-2858" svg:viewBox="0 0 2859 1">
          <text:p/>
        </draw:connector>
        <draw:connector draw:style-name="gr17" draw:text-style-name="P3" draw:layer="layout" draw:type="line" svg:x1="6.398cm" svg:y1="18.621cm" svg:x2="9.89cm" svg:y2="17.51cm" draw:start-shape="id16" draw:start-glue-point="1" draw:end-shape="id13" draw:end-glue-point="2" svg:d="M6398 18621l3492-1111" svg:viewBox="0 0 3493 1112">
          <text:p/>
        </draw:connector>
        <draw:connector draw:style-name="gr17" draw:text-style-name="P3" draw:layer="layout" draw:type="line" svg:x1="4.969cm" svg:y1="20.05cm" svg:x2="4.969cm" svg:y2="19.415cm" draw:start-shape="id17" draw:start-glue-point="0" draw:end-shape="id16" draw:end-glue-point="2" svg:d="M4969 20050v-635" svg:viewBox="0 0 1 636">
          <text:p/>
        </draw:connector>
        <draw:connector draw:style-name="gr19" draw:text-style-name="P1" draw:layer="layout" svg:x1="17.59cm" svg:y1="2.905cm" svg:x2="17.192cm" svg:y2="1.952cm" draw:start-shape="id18" draw:start-glue-point="0" draw:end-shape="id4" draw:end-glue-point="1" svg:d="M17590 2905v-953h-398" svg:viewBox="0 0 399 954">
          <text:p/>
        </draw:connector>
        <draw:connector draw:style-name="gr19" draw:text-style-name="P1" draw:layer="layout" draw:line-skew="2.382cm" svg:x1="9.89cm" svg:y1="14.653cm" svg:x2="3.382cm" svg:y2="7.984cm" draw:start-shape="id13" draw:start-glue-point="0" draw:end-shape="id1" draw:end-glue-point="2" svg:d="M9890 14653v-953h-6508v-5716" svg:viewBox="0 0 6509 6670">
          <text:p/>
        </draw:connector>
        <draw:connector draw:style-name="gr17" draw:text-style-name="P3" draw:layer="layout" draw:type="line" svg:x1="10.366cm" svg:y1="4.492cm" svg:x2="10.366cm" svg:y2="3.539cm" draw:start-shape="id19" draw:start-glue-point="0" draw:end-shape="id20" draw:end-glue-point="2" svg:d="M10366 4492v-953" svg:viewBox="0 0 1 954">
          <text:p/>
        </draw:connector>
        <draw:connector draw:style-name="gr17" draw:text-style-name="P3" draw:layer="layout" draw:type="curve" draw:line-skew="1.806cm 0.583cm" svg:x1="17.985cm" svg:y1="12.112cm" svg:x2="17.509cm" svg:y2="5.921cm" draw:start-shape="id21" draw:start-glue-point="0" draw:end-shape="id3" draw:end-glue-point="1" svg:d="M17985 12112c0-1339 304-1116 592-2329s558-3862-1068-3862" svg:viewBox="0 0 1286 6192">
          <text:p/>
        </draw:connector>
        <draw:connector draw:style-name="gr17" draw:text-style-name="P3" draw:layer="layout" draw:type="curve" draw:line-skew="4.635cm 0.58cm" svg:x1="9.89cm" svg:y1="14.653cm" svg:x2="12.43cm" svg:y2="2.428cm" draw:start-shape="id13" draw:start-glue-point="0" draw:end-shape="id20" draw:end-glue-point="1" svg:d="M9890 14653c0-1383 1810-1152 2850-3863s1310-8362-310-8362" svg:viewBox="0 0 3694 12226">
          <text:p/>
        </draw:connector>
        <draw:connector draw:style-name="gr17" draw:text-style-name="P3" draw:layer="layout" draw:type="curve" draw:line-skew="0.31cm 3.334cm" svg:x1="12.431cm" svg:y1="15.128cm" svg:x2="12.43cm" svg:y2="2.428cm" draw:start-shape="id22" draw:start-glue-point="3" draw:end-shape="id20" draw:end-glue-point="1" svg:d="M12431 15128c-288 0-192-3333 153-3333 346 0 596-9367-154-9367" svg:viewBox="0 0 659 12701">
          <text:p/>
        </draw:connector>
        <draw:connector draw:style-name="gr17" draw:text-style-name="P3" draw:layer="layout" draw:type="lines" svg:x1="16.716cm" svg:y1="22.59cm" svg:x2="14.175cm" svg:y2="21.32cm" draw:start-shape="id10" draw:start-glue-point="0" draw:end-shape="id23" draw:end-glue-point="2" svg:d="M16716 22590v-501l-2541-269v-500" svg:viewBox="0 0 2542 1271">
          <text:p/>
        </draw:connector>
        <draw:connector draw:style-name="gr17" draw:text-style-name="P3" draw:layer="layout" draw:type="lines" draw:line-skew="0cm 1.088cm" svg:x1="16.239cm" svg:y1="20.685cm" svg:x2="17.985cm" svg:y2="13.065cm" draw:start-shape="id23" draw:start-glue-point="1" draw:end-shape="id21" draw:end-glue-point="2" svg:d="M16239 20685h500l1246-6032v-1588" svg:viewBox="0 0 1747 7621">
          <text:p/>
        </draw:connector>
        <draw:connector draw:style-name="gr17" draw:text-style-name="P3" draw:layer="layout" draw:type="line" svg:x1="8.303cm" svg:y1="2.428cm" svg:x2="4.81cm" svg:y2="3.222cm" draw:start-shape="id20" draw:start-glue-point="3" draw:end-shape="id8" draw:end-glue-point="1" svg:d="M8303 2428l-3493 794" svg:viewBox="0 0 3494 795">
          <text:p/>
        </draw:connector>
        <draw:custom-shape draw:style-name="gr22" draw:text-style-name="P2" xml:id="id24" draw:id="id24" draw:layer="layout" svg:width="3.174cm" svg:height="1.588cm" svg:x="12.747cm" svg:y="17.51cm">
          <text:p text:style-name="P1"><text:span text:style-name="T1">Постоянные кли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12.431cm" svg:y1="15.128cm" svg:x2="11.795cm" svg:y2="16.081cm" draw:start-shape="id22" draw:start-glue-point="3" draw:end-shape="id13" draw:end-glue-point="1" svg:d="M12431 15128h-318v953h-318" svg:viewBox="0 0 637 954">
          <text:p/>
        </draw:connector>
        <draw:connector draw:style-name="gr17" draw:text-style-name="P3" draw:layer="layout" draw:type="curve" svg:x1="7.985cm" svg:y1="16.081cm" svg:x2="8.303cm" svg:y2="2.428cm" draw:start-shape="id13" draw:start-glue-point="3" draw:end-shape="id20" draw:end-glue-point="3" svg:d="M7985 16081c-751 0-910-13653 318-13653" svg:viewBox="0 0 903 13654">
          <text:p/>
        </draw:connector>
        <draw:connector draw:style-name="gr19" draw:text-style-name="P1" draw:layer="layout" draw:line-skew="0cm -1.454cm -4.31cm" svg:x1="12.747cm" svg:y1="18.304cm" svg:x2="11.795cm" svg:y2="16.081cm" draw:start-shape="id24" draw:start-glue-point="3" draw:end-shape="id13" draw:end-glue-point="1" svg:d="M12747 18304h-501v-159h-134v-2064h-317" svg:viewBox="0 0 953 2224">
          <text:p/>
        </draw:connector>
        <draw:connector draw:style-name="gr17" draw:text-style-name="P3" draw:layer="layout" draw:type="curve" draw:line-skew="2.126cm" svg:x1="17.192cm" svg:y1="1.952cm" svg:x2="17.51cm" svg:y2="15.128cm" draw:start-shape="id4" draw:start-glue-point="1" draw:end-shape="id22" draw:end-glue-point="1" svg:d="M17192 1952c4416 0 4257 13176 318 13176" svg:viewBox="0 0 3293 13177">
          <text:p/>
        </draw:connector>
        <draw:connector draw:style-name="gr19" draw:text-style-name="P1" draw:layer="layout" draw:line-skew="0.452cm" svg:x1="17.509cm" svg:y1="5.921cm" svg:x2="18.78cm" svg:y2="25.447cm" draw:start-shape="id3" draw:start-glue-point="1" draw:end-shape="id9" draw:end-glue-point="1" svg:d="M17509 5921h2223v19526h-952" svg:viewBox="0 0 2224 19527">
          <text:p/>
        </draw:connector>
        <draw:connector draw:style-name="gr17" draw:text-style-name="P3" draw:layer="layout" draw:type="line" svg:x1="10.365cm" svg:y1="9.255cm" svg:x2="10.366cm" svg:y2="8.302cm" draw:start-shape="id11" draw:start-glue-point="0" draw:end-shape="id25" draw:end-glue-point="2" svg:d="M10365 9255l1-953" svg:viewBox="0 0 2 954">
          <text:p/>
        </draw:connector>
        <draw:connector draw:style-name="gr19" draw:text-style-name="P1" draw:layer="layout" svg:x1="15.763cm" svg:y1="5.127cm" svg:x2="12.112cm" svg:y2="7.667cm" draw:start-shape="id3" draw:start-glue-point="0" draw:end-shape="id25" draw:end-glue-point="1" svg:d="M15763 5127v-501h-2698v3041h-953" svg:viewBox="0 0 3652 3042">
          <text:p/>
        </draw:connector>
        <draw:connector draw:style-name="gr19" draw:text-style-name="P1" draw:layer="layout" draw:line-skew="-0.476cm" svg:x1="12.429cm" svg:y1="10.207cm" svg:x2="14.017cm" svg:y2="5.921cm" draw:start-shape="id11" draw:start-glue-point="1" draw:end-shape="id3" draw:end-glue-point="3" svg:d="M12429 10207h318v-4286h1270" svg:viewBox="0 0 1589 428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3:15:55.738456151</meta:creation-date>
    <dc:date>2024-10-15T17:33:40.809415415</dc:date>
    <meta:editing-duration>PT1H31M48S</meta:editing-duration>
    <meta:editing-cycles>7</meta:editing-cycles>
    <meta:generator>LibreOffice/24.8.2.1$Linux_AARCH64 LibreOffice_project/480$Build-1</meta:generator>
    <meta:document-statistic meta:object-count="56"/>
  </office:meta>
</office:document-meta>
</file>